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D000000EE8931781A3189D3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52b6" officeooo:paragraph-rsid="000852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1">a<draw:frame draw:style-name="fr1" draw:name="Image1" text:anchor-type="char" svg:x="-0.085cm" svg:y="0.487cm" svg:width="17cm" svg:height="4.697cm" draw:z-index="0"><draw:image xlink:href="Pictures/100002010000035D000000EE8931781A3189D38C.png" xlink:type="simple" xlink:show="embed" xlink:actuate="onLoad" draw:mime-type="image/png"/></draw:frame>)<text:line-break/>b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8T14:26:49.707000000</meta:creation-date>
    <meta:generator>LibreOffice/7.0.1.2$Windows_X86_64 LibreOffice_project/7cbcfc562f6eb6708b5ff7d7397325de9e764452</meta:generator>
    <dc:date>2020-12-08T15:22:34.770000000</dc:date>
    <meta:editing-duration>PT45M17S</meta:editing-duration>
    <meta:editing-cycles>1</meta:editing-cycles>
    <meta:document-statistic meta:table-count="0" meta:image-count="1" meta:object-count="0" meta:page-count="1" meta:paragraph-count="2" meta:word-count="3" meta:character-count="6" meta:non-whitespace-character-count="5"/>
  </office:meta>
</office:document-meta>
</file>